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font-size="4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8pt"/>
    </style:style>
    <style:style style:name="P4" style:family="paragraph">
      <style:paragraph-properties fo:margin-left="0cm" fo:margin-right="0cm" fo:text-align="center" fo:text-indent="0cm"/>
      <style:text-properties fo:font-size="60pt"/>
    </style:style>
    <style:style style:name="P5" style:family="paragraph"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font-size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6cm" svg:x="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cm" svg:height="4cm" svg:x="7.5cm" svg:y="1cm">
          <text:p text:style-name="P2"><text:span text:style-name="T1">stereo-</text:span></text:p>
          <text:p text:style-name="P2"><text:span text:style-name="T1">witd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cm" svg:height="4cm" svg:x="2cm" svg:y="1cm">
          <text:p text:style-name="P2"><text:span text:style-name="T2">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4cm" svg:height="4cm" svg:x="13cm" svg:y="1cm">
          <text:p text:style-name="P2"><text:span text:style-name="T1">limit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6cm" svg:y1="3cm" svg:x2="7.5cm" svg:y2="3cm" draw:start-shape="id1" draw:start-glue-point="1" draw:end-shape="id2" draw:end-glue-point="3" svg:d="M6000 3000h1500">
          <text:p/>
        </draw:connector>
        <draw:connector draw:style-name="gr3" draw:text-style-name="P5" draw:layer="layout" svg:x1="11.5cm" svg:y1="3cm" svg:x2="13cm" svg:y2="3cm" draw:start-shape="id2" draw:start-glue-point="1" draw:end-shape="id3" draw:end-glue-point="3" svg:d="M11500 3000h1500">
          <text:p/>
        </draw:connector>
        <draw:line draw:style-name="gr3" draw:text-style-name="P5" draw:layer="layout" svg:x1="0cm" svg:y1="3cm" svg:x2="2cm" svg:y2="3cm">
          <text:p/>
        </draw:line>
        <draw:line draw:style-name="gr3" draw:text-style-name="P5" draw:layer="layout" svg:x1="17cm" svg:y1="3cm" svg:x2="19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